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rsid="0011e567" officeooo:paragraph-rsid="0011e567" style:font-weight-asian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weight="normal" officeooo:paragraph-rsid="0011e567" style:font-weight-asian="normal" style:font-weight-complex="normal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officeooo:rsid="00158388" style:font-name-asian="Courier" style:font-size-asian="12pt" style:font-name-complex="Courier" style:font-size-complex="12pt"/>
    </style:style>
    <style:style style:name="T3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</text:p>
      <text:p text:style-name="P2">Job Description: https://job-boards.greenhouse.io/tailscale/jobs/4443896005</text:p>
      <text:p text:style-name="P1"><text:span text:style-name="T1"/></text:p>
      <text:p text:style-name="P2">Role: Platform Engineer (Software Engineer)</text:p>
      <text:p text:style-name="P2">Location: Remote (United States)</text:p>
      <text:p text:style-name="P2">Company: Tailscale</text:p>
      <text:p text:style-name="P1"><text:span text:style-name="T1"/></text:p>
      <text:p text:style-name="P2">Job Description</text:p>
      <text:p text:style-name="P1"><text:span text:style-name="T1"/></text:p>
      <text:p text:style-name="P2">Were an early-stage and fully remote company, well succeed with these sorts of goals:</text:p>
      <text:p text:style-name="P1"><text:span text:style-name="T1"/></text:p>
      <text:p text:style-name="P2"><text:s text:c="3"/>Work as part of a team of engineers to design and build core backend software components</text:p>
      <text:p text:style-name="P2"><text:s text:c="3"/>Analyze and improve efficiency, scalability, and stability of various system resources</text:p>
      <text:p text:style-name="P2"><text:s text:c="3"/>Set direction and goals for the team regarding project impact, product quality and engineering efficiency</text:p>
      <text:p text:style-name="P2"><text:s text:c="3"/>Develop features that support a broad range of sign-on options, such as SSO, OAuth2, SAML, and WebAuthn</text:p>
      <text:p text:style-name="P2"><text:s text:c="3"/>Develop and maintain features to synchronize users and groups from IdPs</text:p>
      <text:p text:style-name="P1"><text:span text:style-name="T1"/></text:p>
      <text:p text:style-name="P2">Requirements:</text:p>
      <text:p text:style-name="P1"><text:span text:style-name="T1"/></text:p>
      <text:p text:style-name="P2"><text:s text:c="3"/>Experience with distributed systems</text:p>
      <text:p text:style-name="P2"><text:s text:c="3"/>Experience with one or more SQL databases</text:p>
      <text:p text:style-name="P2"><text:s text:c="3"/>Familiarity with authentication/authorization protocols and frameworks such as OAuth2, OIDC, SSO, SAML, and vendors such as Okta/Auth0</text:p>
      <text:p text:style-name="P2"><text:s text:c="3"/>Familiarity with networks (IP addressing, routing, etc.)</text:p>
      <text:p text:style-name="P2"><text:s text:c="3"/>Ability to give and process constructive feedback, as well as work independently</text:p>
      <text:p text:style-name="P2"><text:s text:c="3"/>Flexibility to adjust to the dynamic nature of a startup</text:p>
      <text:p text:style-name="P2"><text:s text:c="3"/>Ability to join an on call rotation, after becoming familiar with the platform</text:p>
      <text:p text:style-name="P2"><text:s text:c="3"/>Most of the non-front-end portions of the system are developed in the Go programming language. Experience with Go is a plus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2.</text:p>
      <text:p text:style-name="P5">Cover Letter</text:p>
      <text:p text:style-name="P5">● Show you understand the organization’s needs and priorities</text:p>
      <text:p text:style-name="P5">● Persuasively demonstrate how your qualifications meet those needs</text:p>
      <text:p text:style-name="P5">● Use style and voice to introduce yourself as a skilled communicator and viable colleague</text:p>
      <text:p text:style-name="P5">● “Unpack” the resume through memorable examples and organization-specific appeals</text:p>
      <text:p text:style-name="P3"><text:span text:style-name="T1"/></text:p>
      <text:p text:style-name="P3"><text:span text:style-name="T1"/></text:p>
      <text:p text:style-name="P6"><text:span text:style-name="T1">To whom it may concern,</text:span></text:p>
      <text:p text:style-name="P6"><text:span text:style-name="T1"/></text:p>
      <text:p text:style-name="P6"><text:span text:style-name="T1">My name is Casey Burhoe and I am a fourth year undergraduate computer science student expecting to graduate in May 2025. I am passionate about Open Source projects, and I would love the opportunity to help support this community. I learned about Tailscale while searching for tools to connect my devices securely across networks, and enjoyed reading about the company’s philosophy of supporting the Open Source Community.</text:span></text:p>
      <text:p text:style-name="P6"><text:span text:style-name="T1"/></text:p>
      <text:p text:style-name="P6"><text:span text:style-name="T1">My primary educational focus has been around computing systems and networks, with a particular interest in security. I have completed coursework in computer systems fundamentals, high- and low-level programming, and cybersecurity. I also have experience </text:span><text:span text:style-name="T2">working on a systems administration team and providing support on issues relating to networking and VPN usage. I believe that this experience working with end users of VPN software would make me a great candidate for developing new features for similar products and services.</text:span></text:p>
      <text:p text:style-name="P7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3.</text:span></text:p>
      <text:p text:style-name="P5">Resume</text:p>
      <text:p text:style-name="P5">A one-page resume that presents your most relevant professional experiences, academic pursuits,</text:p>
      <text:p text:style-name="P5">skills, and other accomplishments. To highlight the fit between you and the position, be strategic</text:p>
      <text:p text:style-name="P5">about the document’s content and organization. Use key terms, quantifiable results, active verbs,</text:p>
      <text:p text:style-name="P5">and clear descriptions. Your resume must include a strong, concise “Objective” statement. If you</text:p>
      <text:p text:style-name="P5">consult a resume template, you must significantly adapt the design for this project and include a</text:p>
      <text:p text:style-name="P5">copy of the original template with your final submission.</text:p>
      <text:p text:style-name="P3"><text:span text:style-name="T1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dc:date>2024-08-31T16:57:43.249820366</dc:date>
    <meta:editing-duration>PT10M31S</meta:editing-duration>
    <meta:editing-cycles>3</meta:editing-cycles>
    <meta:document-statistic meta:table-count="0" meta:image-count="0" meta:object-count="0" meta:page-count="3" meta:paragraph-count="38" meta:word-count="471" meta:character-count="3215" meta:non-whitespace-character-count="2742"/>
  </office:meta>
</office:document-meta>
</file>